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89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59.99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67.89mm"/>
    </style:style>
    <style:style style:name="co8" style:family="table-column">
      <style:table-column-properties fo:break-before="auto" style:column-width="61.63mm"/>
    </style:style>
    <style:style style:name="co9" style:family="table-column">
      <style:table-column-properties fo:break-before="auto" style:column-width="5.52mm"/>
    </style:style>
    <style:style style:name="co10" style:family="table-column">
      <style:table-column-properties fo:break-before="auto" style:column-width="71.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 fo:border="0.06pt solid #000000"/>
    </style:style>
    <style:style style:name="ce4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e0efd4"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e0efd4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able-cell-properties fo:background-color="#e0efd4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adc5e7" fo:border="0.06pt solid #000000"/>
    </style:style>
    <style:style style:name="ce8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dc5e7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</style:style>
    <style:style style:name="ce25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fcce4" fo:border="0.06pt solid #000000"/>
    </style:style>
    <style:style style:name="ce11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fcce4"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0000ff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0000ff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ff0000"/>
    </style:style>
    <style:style style:name="T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0000ff"/>
    </style:style>
    <style:style style:name="T8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testing-spatial-check" table:style-name="ta1">
        <table:table-column table:style-name="co1" table:default-cell-style-name="ce3"/>
        <table:table-column table:style-name="co2" table:default-cell-style-name="ce18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2" table:default-cell-style-name="ce24"/>
        <table:table-column table:style-name="co3" table:default-cell-style-name="ce7"/>
        <table:table-column table:style-name="co6" table:default-cell-style-name="ce7"/>
        <table:table-column table:style-name="co7" table:default-cell-style-name="ce10"/>
        <table:table-column table:style-name="co2" table:default-cell-style-name="ce30"/>
        <table:table-column table:style-name="co3" table:default-cell-style-name="ce30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gion-Point Test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pd1 (n=100)</text:p>
          </table:table-cell>
          <table:table-cell table:style-name="ce3"/>
          <table:table-cell table:number-columns-repeated="2"/>
          <table:table-cell office:value-type="string" calcext:value-type="string">
            <text:p>pd2 (n=100)</text:p>
          </table:table-cell>
          <table:table-cell table:style-name="ce7"/>
          <table:table-cell table:number-columns-repeated="2"/>
          <table:table-cell office:value-type="string" calcext:value-type="string">
            <text:p>pd_join (n=200)</text:p>
          </table:table-cell>
          <table:table-cell table:style-name="ce10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P(Location)</text:p>
          </table:table-cell>
          <table:table-cell table:style-name="ce4" table:number-columns-repeated="2"/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P(Location)</text:p>
          </table:table-cell>
          <table:table-cell table:style-name="ce8" table:number-columns-repeated="2"/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P(Location)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POLYGON ((0 0, 1 0, 1 1, 0 1, 0 0))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OINT (0.5 0.5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POLYGON ((0 1, 1 1, 1 2, 0 2, 0 1))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POINT (0.5 1.5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9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19" office:value-type="string" calcext:value-type="string">
            <text:p>A</text:p>
          </table:table-cell>
          <table:table-cell table:style-name="ce4" office:value-type="string" calcext:value-type="string">
            <text:p>P(A | Location)</text:p>
          </table:table-cell>
          <table:table-cell table:style-name="ce4"/>
          <table:table-cell table:style-name="ce8" office:value-type="string" calcext:value-type="string">
            <text:p>Location</text:p>
          </table:table-cell>
          <table:table-cell table:style-name="ce25" office:value-type="string" calcext:value-type="string">
            <text:p>A</text:p>
          </table:table-cell>
          <table:table-cell table:style-name="ce8" office:value-type="string" calcext:value-type="string">
            <text:p>P(A | Location)</text:p>
          </table:table-cell>
          <table:table-cell table:style-name="ce8"/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P(A | Loc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 ((0 0, 1 0, 1 1, 0 1, 0 0))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375" calcext:value-type="float">
            <text:p>0.375</text:p>
          </table:table-cell>
          <table:table-cell office:value-type="string" calcext:value-type="string">
            <text:p>30/80</text:p>
          </table:table-cell>
          <table:table-cell office:value-type="string" calcext:value-type="string">
            <text:p>POINT (0.5 0.5)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6" calcext:value-type="float">
            <text:p>0.6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POLYGON ((0 0, 1 0, 1 1, 0 1, 0 0))</text:p>
          </table:table-cell>
          <table:table-cell office:value-type="float" office:value="0" calcext:value-type="float">
            <text:p>0</text:p>
          </table:table-cell>
          <table:table-cell table:formula="of:=([.C8]*100+[.G8]*100)/200" office:value-type="float" office:value="0.4875" calcext:value-type="float">
            <text:p>0.4875</text:p>
          </table:table-cell>
          <table:table-cell office:value-type="string" calcext:value-type="string">
            <text:p><text:span text:style-name="T3">(C8</text:span><text:span text:style-name="T4">*100+</text:span><text:span text:style-name="T5">G8</text:span><text:span text:style-name="T4">*100)/200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GON ((0 0, 1 0, 1 1, 0 1, 0 0))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.625" calcext:value-type="float">
            <text:p>0.625</text:p>
          </table:table-cell>
          <table:table-cell office:value-type="string" calcext:value-type="string">
            <text:p>50/80</text:p>
          </table:table-cell>
          <table:table-cell office:value-type="string" calcext:value-type="string">
            <text:p>POINT (0.5 0.5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4" calcext:value-type="float">
            <text:p>0.4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POLYGON ((0 0, 1 0, 1 1, 0 1, 0 0))</text:p>
          </table:table-cell>
          <table:table-cell office:value-type="float" office:value="1" calcext:value-type="float">
            <text:p>1</text:p>
          </table:table-cell>
          <table:table-cell table:formula="of:=([.C9]*100+[.G9]*100)/200" office:value-type="float" office:value="0.5125" calcext:value-type="float">
            <text:p>0.5125</text:p>
          </table:table-cell>
          <table:table-cell office:value-type="string" calcext:value-type="string">
            <text:p><text:span text:style-name="T3">(C9</text:span><text:span text:style-name="T4">*100+</text:span><text:span text:style-name="T5">G9</text:span><text:span text:style-name="T4">*100)/200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GON ((0 1, 1 1, 1 2, 0 2, 0 1))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/20</text:p>
          </table:table-cell>
          <table:table-cell office:value-type="string" calcext:value-type="string">
            <text:p>POINT (0.5 1.5)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2" calcext:value-type="float">
            <text:p>0.2</text:p>
          </table:table-cell>
          <table:table-cell office:value-type="string" calcext:value-type="string">
            <text:p>10/50</text:p>
          </table:table-cell>
          <table:table-cell office:value-type="string" calcext:value-type="string">
            <text:p>POLYGON ((0 1, 1 1, 1 2, 0 2, 0 1))</text:p>
          </table:table-cell>
          <table:table-cell office:value-type="float" office:value="0" calcext:value-type="float">
            <text:p>0</text:p>
          </table:table-cell>
          <table:table-cell table:formula="of:=([.C10]*100+[.G10]*100)/200" office:value-type="float" office:value="0.6" calcext:value-type="float">
            <text:p>0.6</text:p>
          </table:table-cell>
          <table:table-cell office:value-type="string" calcext:value-type="string">
            <text:p><text:span text:style-name="T6">(</text:span><text:span text:style-name="T7">C10</text:span><text:span text:style-name="T6">*100+</text:span><text:span text:style-name="T8">G10</text:span><text:span text:style-name="T6">*100)/200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GON ((0 1, 1 1, 1 2, 0 2, 0 1))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0/20</text:p>
          </table:table-cell>
          <table:table-cell office:value-type="string" calcext:value-type="string">
            <text:p>POINT (0.5 1.5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8" calcext:value-type="float">
            <text:p>0.8</text:p>
          </table:table-cell>
          <table:table-cell office:value-type="string" calcext:value-type="string">
            <text:p>40/50</text:p>
          </table:table-cell>
          <table:table-cell office:value-type="string" calcext:value-type="string">
            <text:p>POLYGON ((0 1, 1 1, 1 2, 0 2, 0 1))</text:p>
          </table:table-cell>
          <table:table-cell office:value-type="float" office:value="1" calcext:value-type="float">
            <text:p>1</text:p>
          </table:table-cell>
          <table:table-cell table:formula="of:=([.C11]*100+[.G11]*100)/200" office:value-type="float" office:value="0.4" calcext:value-type="float">
            <text:p>0.4</text:p>
          </table:table-cell>
          <table:table-cell office:value-type="string" calcext:value-type="string">
            <text:p><text:span text:style-name="T6">(</text:span><text:span text:style-name="T7">C11</text:span><text:span text:style-name="T6">*100+</text:span><text:span text:style-name="T8">G11</text:span><text:span text:style-name="T6">*100)/200</text:span></text:p>
          </table:table-cell>
          <table:table-cell table:number-columns-repeated="3"/>
        </table:table-row>
        <table:table-row table:style-name="ro1">
          <table:table-cell table:style-name="ce5" table:number-columns-repeated="12"/>
          <table:table-cell table:style-name="ce13"/>
          <table:table-cell table:number-columns-repeated="2"/>
        </table:table-row>
        <table:table-row table:style-name="ro1">
          <table:table-cell table:style-name="ce1" office:value-type="string" calcext:value-type="string">
            <text:p>Region-Region Test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pd1 (n=100)</text:p>
          </table:table-cell>
          <table:table-cell table:style-name="ce3"/>
          <table:table-cell table:number-columns-repeated="2"/>
          <table:table-cell office:value-type="string" calcext:value-type="string">
            <text:p>pd2 (n=100)</text:p>
          </table:table-cell>
          <table:table-cell table:style-name="ce7"/>
          <table:table-cell table:number-columns-repeated="2"/>
          <table:table-cell office:value-type="string" calcext:value-type="string">
            <text:p>pd_join (n=200)</text:p>
          </table:table-cell>
          <table:table-cell table:style-name="ce10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P(Location)</text:p>
          </table:table-cell>
          <table:table-cell table:style-name="ce4" table:number-columns-repeated="2"/>
          <table:table-cell table:style-name="ce8" office:value-type="string" calcext:value-type="string">
            <text:p>Region</text:p>
          </table:table-cell>
          <table:table-cell table:style-name="ce8" office:value-type="string" calcext:value-type="string">
            <text:p>P(Region)</text:p>
          </table:table-cell>
          <table:table-cell table:style-name="ce8" table:number-columns-repeated="2"/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P(Region)</text:p>
          </table:table-cell>
          <table:table-cell table:style-name="ce11" office:value-type="string" calcext:value-type="string">
            <text:p>P(A | Reg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 ((0 0, 1 0, 1 1.5, 0 1.5, 0 0))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OLYGON ((0 0, 1 0, 1 1, 0 1, 0 0))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POLYGON ((1 0, 0 0, 0 1, 1 1, 1 0))</text:p>
          </table:table-cell>
          <table:table-cell table:style-name="ce10" table:formula="of:=[.B16]*2/3" office:value-type="float" office:value="0.533333333333333" calcext:value-type="float">
            <text:p>0.533333333333333</text:p>
          </table:table-cell>
          <table:table-cell table:style-name="ce10" office:value-type="string" calcext:value-type="string">
            <text:p><text:span text:style-name="T1">B16</text:span><text:span text:style-name="T2">*2/3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 ((0 1.5, 1 1.5, 1 3, 0 3, 0 1.5))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POLYGON ((0 1, 1 1, 1 2, 0 2, 0 1))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POLYGON ((1 1.5, 1 1, 0 1, 0 1.5, 1 1.5))</text:p>
          </table:table-cell>
          <table:table-cell table:style-name="ce10" table:formula="of:=[.B16]*1/3" office:value-type="float" office:value="0.266666666666667" calcext:value-type="float">
            <text:p>0.266666666666667</text:p>
          </table:table-cell>
          <table:table-cell table:style-name="ce10" office:value-type="string" calcext:value-type="string">
            <text:p><text:span text:style-name="T1">B16</text:span><text:span text:style-name="T2">*1/3</text:span>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POLYGON ((0 2, 1 2, 1 3, 0 3, 0 2))</text:p>
          </table:table-cell>
          <table:table-cell table:style-name="ce7"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POLYGON ((1 1.5, 0 1.5, 0 2, 1 2, 1 1.5))</text:p>
          </table:table-cell>
          <table:table-cell table:style-name="ce10" table:formula="of:=[.B17]*1/3" office:value-type="float" office:value="0.0666666666666667" calcext:value-type="float">
            <text:p>0.066666666666667</text:p>
          </table:table-cell>
          <table:table-cell table:style-name="ce10" office:value-type="string" calcext:value-type="string">
            <text:p><text:span text:style-name="T1">B17</text:span><text:span text:style-name="T2">*1/3</text:span></text:p>
          </table:table-cell>
          <table:table-cell table:number-columns-repeated="4"/>
        </table:table-row>
        <table:table-row table:style-name="ro1">
          <table:table-cell table:style-name="ce4" table:number-columns-repeated="4"/>
          <table:table-cell table:style-name="ce8" table:number-columns-repeated="4"/>
          <table:table-cell table:style-name="ce12" office:value-type="string" calcext:value-type="string">
            <text:p>POLYGON ((1 3, 1 2, 0 2, 0 3, 1 3))</text:p>
          </table:table-cell>
          <table:table-cell table:style-name="ce12" table:formula="of:=[.B17]*2/3" office:value-type="float" office:value="0.133333333333333" calcext:value-type="float">
            <text:p>0.133333333333333</text:p>
          </table:table-cell>
          <table:table-cell table:style-name="ce12" office:value-type="string" calcext:value-type="string">
            <text:p><text:span text:style-name="T1">B17</text:span><text:span text:style-name="T2">*2/3</text:span>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3"/>
          <table:table-cell table:style-name="ce7"/>
          <table:table-cell table:number-columns-repeated="3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(A | Location)</text:p>
          </table:table-cell>
          <table:table-cell/>
          <table:table-cell table:style-name="ce8" office:value-type="string" calcext:value-type="string">
            <text:p>Regio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P(A | Region)</text:p>
          </table:table-cell>
          <table:table-cell/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P(A | Region)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(A|POLYGON ((0 0, 1 0, 1 1.5, 0 1.5, 0 0))</text:p>
          </table:table-cell>
          <table:table-cell/>
        </table:table-row>
        <table:table-row table:style-name="ro1">
          <table:table-cell office:value-type="string" calcext:value-type="string">
            <text:p>POLYGON ((0 0, 1 0, 1 1.5, 0 1.5, 0 0))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375" calcext:value-type="float">
            <text:p>0.375</text:p>
          </table:table-cell>
          <table:table-cell office:value-type="string" calcext:value-type="string">
            <text:p>30/80</text:p>
          </table:table-cell>
          <table:table-cell office:value-type="string" calcext:value-type="string">
            <text:p>POLYGON ((0 0, 1 0, 1 1, 0 1, 0 0))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6" calcext:value-type="float">
            <text:p>0.6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POLYGON ((1 0, 0 0, 0 1, 1 1, 1 0))</text:p>
          </table:table-cell>
          <table:table-cell office:value-type="float" office:value="0" calcext:value-type="float">
            <text:p>0</text:p>
          </table:table-cell>
          <table:table-cell table:formula="of:=(([.C22]*100+[.G22]*100)/200)" office:value-type="float" office:value="0.4875" calcext:value-type="float">
            <text:p>0.4875</text:p>
          </table:table-cell>
          <table:table-cell office:value-type="string" calcext:value-type="string">
            <text:p><text:span text:style-name="T6">(</text:span><text:span text:style-name="T7">C22</text:span><text:span text:style-name="T6">*100+</text:span><text:span text:style-name="T8">G22</text:span><text:span text:style-name="T6">*100)/200</text:span></text:p>
          </table:table-cell>
          <table:table-cell office:value-type="float" office:value="0" calcext:value-type="float">
            <text:p>0</text:p>
          </table:table-cell>
          <table:table-cell table:formula="of:=([.J16]*[.K22]+[.J17]*[.K24])/[.O22]" office:value-type="float" office:value="0.3875" calcext:value-type="float">
            <text:p>0.3875</text:p>
          </table:table-cell>
          <table:table-cell table:formula="of:=([.J16]*[.K22]+[.J17]*[.K24])+([.J16]*[.K23]+[.J17]*[.K25]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OLYGON ((0 0, 1 0, 1 1.5, 0 1.5, 0 0))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.625" calcext:value-type="float">
            <text:p>0.625</text:p>
          </table:table-cell>
          <table:table-cell office:value-type="string" calcext:value-type="string">
            <text:p>50/80</text:p>
          </table:table-cell>
          <table:table-cell office:value-type="string" calcext:value-type="string">
            <text:p>POLYGON ((0 0, 1 0, 1 1, 0 1, 0 0)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4" calcext:value-type="float">
            <text:p>0.4</text:p>
          </table:table-cell>
          <table:table-cell office:value-type="string" calcext:value-type="string">
            <text:p>20/50</text:p>
          </table:table-cell>
          <table:table-cell office:value-type="string" calcext:value-type="string">
            <text:p>POLYGON ((1 0, 0 0, 0 1, 1 1, 1 0))</text:p>
          </table:table-cell>
          <table:table-cell office:value-type="float" office:value="1" calcext:value-type="float">
            <text:p>1</text:p>
          </table:table-cell>
          <table:table-cell table:formula="of:=([.C23]*100+[.G23]*100)/200" office:value-type="float" office:value="0.5125" calcext:value-type="float">
            <text:p>0.5125</text:p>
          </table:table-cell>
          <table:table-cell office:value-type="string" calcext:value-type="string">
            <text:p><text:span text:style-name="T6">(</text:span><text:span text:style-name="T7">C23</text:span><text:span text:style-name="T6">*100+</text:span><text:span text:style-name="T8">G23</text:span><text:span text:style-name="T6">*100)/200</text:span></text:p>
          </table:table-cell>
          <table:table-cell office:value-type="float" office:value="1" calcext:value-type="float">
            <text:p>1</text:p>
          </table:table-cell>
          <table:table-cell table:formula="of:=([.J16]*[.K23]+[.J17]*[.K25])/[.O22]" office:value-type="float" office:value="0.6125" calcext:value-type="float">
            <text:p>0.6125</text:p>
          </table:table-cell>
          <table:table-cell/>
        </table:table-row>
        <table:table-row table:style-name="ro1">
          <table:table-cell office:value-type="string" calcext:value-type="string">
            <text:p>POLYGON ((0 1.5, 1 1.5, 1 3, 0 3, 0 1.5))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/20</text:p>
          </table:table-cell>
          <table:table-cell office:value-type="string" calcext:value-type="string">
            <text:p>POLYGON ((0 1, 1 1, 1 2, 0 2, 0 1))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0/30</text:p>
          </table:table-cell>
          <table:table-cell office:value-type="string" calcext:value-type="string">
            <text:p>POLYGON ((1 1.5, 1 1, 0 1, 0 1.5, 1 1.5))</text:p>
          </table:table-cell>
          <table:table-cell office:value-type="float" office:value="0" calcext:value-type="float">
            <text:p>0</text:p>
          </table:table-cell>
          <table:table-cell table:formula="of:=([.C22]*100+[.G24]*1/2*100)/200" office:value-type="float" office:value="0.1875" calcext:value-type="float">
            <text:p>0.1875</text:p>
          </table:table-cell>
          <table:table-cell office:value-type="string" calcext:value-type="string">
            <text:p><text:span text:style-name="T6">(</text:span><text:span text:style-name="T7">C22</text:span><text:span text:style-name="T6">*100+</text:span><text:span text:style-name="T8">G24</text:span><text:span text:style-name="T6">*100)/200</text:span>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OLYGON ((0 1.5, 1 1.5, 1 3, 0 3, 0 1.5)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string" calcext:value-type="string">
            <text:p>0/20</text:p>
          </table:table-cell>
          <table:table-cell table:style-name="ce9" office:value-type="string" calcext:value-type="string">
            <text:p>POLYGON ((0 1, 1 1, 1 2, 0 2, 0 1))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9" office:value-type="string" calcext:value-type="string">
            <text:p>30/30</text:p>
          </table:table-cell>
          <table:table-cell office:value-type="string" calcext:value-type="string">
            <text:p>POLYGON ((1 1.5, 1 1, 0 1, 0 1.5, 1 1.5))</text:p>
          </table:table-cell>
          <table:table-cell office:value-type="float" office:value="1" calcext:value-type="float">
            <text:p>1</text:p>
          </table:table-cell>
          <table:table-cell table:formula="of:=([.C23]*100+[.G25]*100)/200" office:value-type="float" office:value="0.8125" calcext:value-type="float">
            <text:p>0.8125</text:p>
          </table:table-cell>
          <table:table-cell office:value-type="string" calcext:value-type="string">
            <text:p><text:span text:style-name="T6">(</text:span><text:span text:style-name="T7">C23</text:span><text:span text:style-name="T6">*100+</text:span><text:span text:style-name="T8">G25</text:span><text:span text:style-name="T6">*100)/200</text:span>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office:value-type="string" calcext:value-type="string">
            <text:p>POLYGON ((0 2, 1 2, 1 3, 0 3, 0 2))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office:value-type="string" calcext:value-type="string">
            <text:p>10 / 20</text:p>
          </table:table-cell>
          <table:table-cell office:value-type="string" calcext:value-type="string">
            <text:p>POLYGON ((1 1.5, 0 1.5, 0 2, 1 2, 1 1.5))</text:p>
          </table:table-cell>
          <table:table-cell office:value-type="float" office:value="0" calcext:value-type="float">
            <text:p>0</text:p>
          </table:table-cell>
          <table:table-cell table:formula="of:=([.C24]*100+[.G24]*100)/200" office:value-type="float" office:value="0.5" calcext:value-type="float">
            <text:p>0.5</text:p>
          </table:table-cell>
          <table:table-cell office:value-type="string" calcext:value-type="string">
            <text:p><text:span text:style-name="T6">(</text:span><text:span text:style-name="T7">C24</text:span><text:span text:style-name="T6">*100+</text:span><text:span text:style-name="T8">G24</text:span><text:span text:style-name="T6">*100)/200</text:span>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office:value-type="string" calcext:value-type="string">
            <text:p>POLYGON ((0 2, 1 2, 1 3, 0 3, 0 2)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office:value-type="string" calcext:value-type="string">
            <text:p>10 / 20</text:p>
          </table:table-cell>
          <table:table-cell office:value-type="string" calcext:value-type="string">
            <text:p>POLYGON ((1 1.5, 0 1.5, 0 2, 1 2, 1 1.5))</text:p>
          </table:table-cell>
          <table:table-cell office:value-type="float" office:value="1" calcext:value-type="float">
            <text:p>1</text:p>
          </table:table-cell>
          <table:table-cell table:formula="of:=([.C25]*100+[.G25]*100)/200" office:value-type="float" office:value="0.5" calcext:value-type="float">
            <text:p>0.5</text:p>
          </table:table-cell>
          <table:table-cell office:value-type="string" calcext:value-type="string">
            <text:p><text:span text:style-name="T6">(</text:span><text:span text:style-name="T7">C25</text:span><text:span text:style-name="T6">*100+</text:span><text:span text:style-name="T8">G25</text:span><text:span text:style-name="T6">*100)/200</text:span>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2" office:value-type="string" calcext:value-type="string">
            <text:p>POLYGON ((1 3, 1 2, 0 2, 0 3, 1 3))</text:p>
          </table:table-cell>
          <table:table-cell office:value-type="float" office:value="0" calcext:value-type="float">
            <text:p>0</text:p>
          </table:table-cell>
          <table:table-cell table:formula="of:=([.C24]*100+[.G26]*100)/200" office:value-type="float" office:value="0.75" calcext:value-type="float">
            <text:p>0.75</text:p>
          </table:table-cell>
          <table:table-cell office:value-type="string" calcext:value-type="string">
            <text:p><text:span text:style-name="T6">(</text:span><text:span text:style-name="T7">C24</text:span><text:span text:style-name="T6">*100+</text:span><text:span text:style-name="T8">G26</text:span><text:span text:style-name="T6">*100)/200</text:span>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2" office:value-type="string" calcext:value-type="string">
            <text:p>POLYGON ((1 3, 1 2, 0 2, 0 3, 1 3))</text:p>
          </table:table-cell>
          <table:table-cell office:value-type="float" office:value="1" calcext:value-type="float">
            <text:p>1</text:p>
          </table:table-cell>
          <table:table-cell table:formula="of:=([.C25]*100+[.G27]*100)/200" office:value-type="float" office:value="0.25" calcext:value-type="float">
            <text:p>0.25</text:p>
          </table:table-cell>
          <table:table-cell office:value-type="string" calcext:value-type="string">
            <text:p><text:span text:style-name="T3">(C25</text:span><text:span text:style-name="T4">*100+</text:span><text:span text:style-name="T5">G27</text:span><text:span text:style-name="T4">*100)/200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00-00-00</text:date>, <text:time style:data-style-name="N2" text:time-value="02:26:10.025924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02:35:45.620390608</dc:date>
    <meta:editing-duration>PT1H7M21S</meta:editing-duration>
    <meta:editing-cycles>15</meta:editing-cycles>
    <meta:generator>LibreOffice/6.0.7.3$Linux_X86_64 LibreOffice_project/00m0$Build-3</meta:generator>
    <meta:document-statistic meta:table-count="1" meta:cell-count="200" meta:object-count="0"/>
  </office:meta>
</office:document-meta>
</file>